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ocument register/Drawing register</text:h>
      <text:p text:style-name="P1">Files is stored using vfs - linked to location or entity_category (as elevato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3:23:02</meta:creation-date>
    <dc:creator>Sigurd Nes</dc:creator>
    <dc:date>2007-03-06T13:34:35</dc:date>
    <dc:language>en-US</dc:language>
    <meta:editing-cycles>5</meta:editing-cycles>
    <meta:editing-duration>PT11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7" meta:character-count="113"/>
  </office:meta>
</office:document-meta>
</file>